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1" fo:font-size="10pt" fo:language="en" fo:country="US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omert (aka Tremor aka Arhimondus aka Qarhi)</text:p>
      <text:p text:style-name="P4"/>
      <text:p text:style-name="P2">"Теперь я на всю жизнь это запомню, не стоит ругаться с теми, кто выше тебя, даже если ты прав. Моя карьера была </text:p>
      <text:p text:style-name="P2">довольно успешной до этого дня. </text:p>
      <text:p text:style-name="P2"/>
      <text:p text:style-name="P2">Я работал детективом над особо жестокими убийствами. Работа была не из простых. Пришлось многое повидать. Были и </text:p>
      <text:p text:style-name="P2">поистине омерзительные вещи, которые я бы предпочёл забыть бы. Но самое страшное судьба уготовила мне впереди. Не </text:p>
      <text:p text:style-name="P2">знаю, почему я решился на этот отчаянный шаг. Но уже поздно.</text:p>
      <text:p text:style-name="P2"/>
      <text:p text:style-name="P2">Я валялся в машине связанный и перевязанными глазами так, что я думал, что мои глазные яблоки расплавятся </text:p>
      <text:p text:style-name="P2">(взорвутся).</text:p>
      <text:p text:style-name="P2"/>
      <text:p text:style-name="P2">Я отправлялся в самое дьявольское место, которое только могло быть в этом отвратительном мире. Это место называется </text:p>
      <text:p text:style-name="P2">Миноринтал. Там где человеческая мораль и законы не действую, где правит всем звериные инстинкты, где в любой </text:p>
      <text:p text:style-name="P2">момент тебя могут разорвать на куски или использовать в качестве игрушки в самых сумасшедших фантазиях маньяков-</text:p>
      <text:p text:style-name="P2">насильников, которые там обитали. Во всяком случае об этом свидетельствовали документальные доказательства и </text:p>
      <text:p text:style-name="P2">показания тех, кто смог выбрать из этого ада. К сожалению из них никто до моих дней не дожил. Печально, но это еще </text:p>
      <text:p text:style-name="P2">больше навеевает страх. Куда же я все-таки попаду, куда меня везут? На этот вопрос у меня не было ответа, я даже </text:p>
      <text:p text:style-name="P2">представить не мог что со мной может произойти в ближайшую минуту или час."</text:p>
      <text:p text:style-name="P2"/>
      <text:p text:style-name="P2">Машина немного подпрыгнула из-за неровной дороги и через некоторое время остановилась, заглушив свой ревущий </text:p>
      <text:p text:style-name="P2">двигатель.</text:p>
      <text:p text:style-name="P2"/>
      <text:p text:style-name="P2">"Меня поволокли по земле, я слышал чьи-то голоса, но не смог понять что они говорят, всё было как в тумане, я </text:p>
      <text:p text:style-name="P2">ничего не понял."</text:p>
      <text:p text:style-name="P2"/>
      <text:p text:style-name="P2">Вдруг послышался (Произошёл) резкий хлопок, как будто кого-то ударили чем-то тяжелым.</text:p>
      <text:p text:style-name="P2"/>
      <text:p text:style-name="P2">"Я потерял сознание.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«<text:span text:style-name="T1">Она прижала меня к стене так плотно, что я еле дышал. Холодный кинжал был прислонён к моей шеи. Страх одалел меня и я было уже начал думать о том, что в моей жизни произошло и чего я добился. Но пауза сильно затянулась... Я почувствовал её горячее дыхание.</text:span>»</text:p>
      <text:p text:style-name="P4"/>
      <text:p text:style-name="P3">Красивая смерть: «У тебя так бьётся сердце, хочешь, я тебе его вырежу?»</text:p>
      <text:p text:style-name="P3"/>
      <text:p text:style-name="P3">«После этих сказанных фраз с головы до ног прошлась волна звериного страха, еще больше, сильнее чем за несколько секунд до этого. Моя смерть может стать мучительно-больной. Это не то что я представлял себе, что когда я состарюсь буду сидеть в кресле куря трубку элитного табака и вдыхая последний раз этот чудный запах отправлюсь на покой.»</text:p>
      <text:p text:style-name="P3"/>
      <text:p text:style-name="P3">«На мгновение я почувствовал как кинжал резко опустился с шеи и плавно вошёл мне в область сердца.</text:p>
      <text:p text:style-name="P3">Мне показалось. Этот миг. <text:s/>Я пришёл в себя. Передо мной всё еще висела большая угроза, времени на размышление не было.»</text:p>
      <text:p text:style-name="P3"/>
      <text:p text:style-name="P3">ГГ: «Убей меня!»</text:p>
      <text:p text:style-name="P3"><text:span text:style-name="T2">«</text:span>С<text:span text:style-name="T2">казал</text:span> я посмотрев ей в глаза с некоторой долей лёгкости и интереса, как будто бы я просил, чтобы меня убили именно сейчас в этот момент»</text:p>
      <text:p text:style-name="P3"/>
      <text:p text:style-name="P3">ГГ: «Сейчас... »</text:p>
      <text:p text:style-name="P3"/>
      <text:p text:style-name="P3">Красивая смерть: <text:span text:style-name="T2">«</text:span>Увидимся.<text:span text:style-name="T2">»</text:span></text:p>
      <text:p text:style-name="P3"><text:span text:style-name="T2"/></text:p>
      <text:p text:style-name="P4">«<text:span text:style-name="T1">Остриё клинка как молния вошло мне в область груди. Это была ужасная боль. Хлынувшая кровь из моей раны придала всему этому происшествию поистине наихудший окрас. После этого последовало еще несколько движений уже и в так изнывавшем от боли теле. Передо мной начали быстро как взмах веера пролистываться множество различных мыслей, событий, различные воспоминания о том хорошем, что было в моей жизни. Затем это всё сменилось отвратительными воспоминаниями, пропитанными жестокостью и насилием.</text:span></text:p>
      <text:p text:style-name="P4"><text:span text:style-name="T1"/></text:p>
      <text:p text:style-name="P3">Я схватившись за рану упал на землю истекая бордово-красной кровью, которая залила, уже казалось всё вокруг. </text:p>
      <text:p text:style-name="P4"><text:span text:style-name="T1">»</text:span></text:p>
      <text:p text:style-name="P3"/>
      <text:p text:style-name="P3">…</text:p>
      <text:p text:style-name="P3"/>
      <text:p text:style-name="P3"/>
      <text:p text:style-name="P4">«<text:span text:style-name="T1">Я долго думал на тем, что может означать это мистическая фраза </text:span>'<text:span text:style-name="T1">Увидимся</text:span>', <text:span text:style-name="T1">которая вселяла в меня некоторый страх, но как ни странно я горел желанием увидеть её и узнать что всё это значит. Возможно это и зря...</text:span>»</text:p>
      <text:p text:style-name="P2"/>
      <text:p text:style-name="P2">_)_)</text:p>
      <text:p text:style-name="P2"/>
      <text:p text:style-name="P4">«<text:span text:style-name="T1">Скоро после этого меня нашла Ирэн со своими людьми, во всяком случае мне так сказали. Не знаю как я смог выжить. Много крови истекло. По причине, что шансов было у меня мало, им пришлось меня доставить к местному врачу-гуру (прим. - возможно гуру РедДевил </text:span>xD<text:span text:style-name="T1">). </text:span></text:p>
      <text:p text:style-name="P4"><text:span text:style-name="T1">Дело в том что здесь нет привычных больниц или что-то вроде этого. Обычно если здесь кого-то хорошо подстрелили, то он уже не выживает. И я мог стать одним из таких трупов. Возможно это даже было лучше, чем то, что происходило со мной в «больнице </text:span>мук<text:span text:style-name="T1">»</text:span>.</text:p>
      <text:p text:style-name="P3"/>
      <text:p text:style-name="P3">Антисанитария, отсутствие анестезии — это нормально для здешних мест. Местный доктора выгнали из университета за .(придумать).. . После этого он каким-то чудом попал сюда. <text:s/>И это конечно не внушало доверия, но выбирать тогда было некогда. Страх и боль захватила мой разум. Я еле чувствовал своё тело. </text:p>
      <text:p text:style-name="P3"/>
      <text:p text:style-name="P3">Помню отчетливо, что огромная иголка....</text:p>
      <text:p text:style-name="P3">Помню лишь то, как огромная иголка очень быстро проходила сквозь мою кожу и зашивала мне эту безумную рану. <text:s/>Было ли больно мне или нет? (Было ли мучительно больно?) Наверное очень, хотя <text:s/>воспоминания как в густом тумане. Удивительно всё же то, что я выжил. И это наверное хорошо... Или нет?<text:span text:style-name="T2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6T23:06:47.35</meta:creation-date>
    <dc:date>2011-09-27T19:30:41.54</dc:date>
    <meta:editing-duration>PT1H48M47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2" meta:paragraph-count="41" meta:word-count="771" meta:character-count="4750"/>
  </office:meta>
</office:document-meta>
</file>